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8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1cm" svg:stroke-color="#2323dc" draw:marker-start="" draw:marker-start-width="0.215cm" draw:marker-start-center="false" draw:marker-end="" draw:marker-end-width="0.215cm" draw:marker-end-center="false" draw:fill="none" draw:fill-color="#99ccff" draw:textarea-horizontal-align="justify" draw:textarea-vertical-align="middle" draw:auto-grow-height="false" fo:min-height="1.711cm" fo:min-width="2.461cm" fo:padding-top="0.146cm" fo:padding-bottom="0.146cm" fo:padding-left="0.27cm" fo:padding-right="0.27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41cm" svg:stroke-color="#ff0000" draw:marker-start="" draw:marker-start-width="0.259cm" draw:marker-start-center="false" draw:marker-end="" draw:marker-end-width="0.259cm" draw:marker-end-center="false" draw:fill="none" draw:fill-color="#99ccff" draw:textarea-horizontal-align="justify" draw:textarea-vertical-align="middle" draw:auto-grow-height="false" fo:min-height="1.411cm" fo:min-width="1.763cm" fo:padding-top="0.146cm" fo:padding-bottom="0.146cm" fo:padding-left="0.27cm" fo:padding-right="0.27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788cm" svg:y1="13.459cm" svg:x2="6.788cm" svg:y2="16.458cm">
              <text:p/>
            </draw:line>
            <draw:line draw:style-name="gr1" draw:text-style-name="P1" draw:layer="layout" svg:x1="6.885cm" svg:y1="13.459cm" svg:x2="6.885cm" svg:y2="16.458cm">
              <text:p/>
            </draw:line>
            <draw:line draw:style-name="gr1" draw:text-style-name="P1" draw:layer="layout" svg:x1="6.989cm" svg:y1="13.459cm" svg:x2="6.989cm" svg:y2="16.458cm">
              <text:p/>
            </draw:line>
            <draw:line draw:style-name="gr1" draw:text-style-name="P1" draw:layer="layout" svg:x1="7.086cm" svg:y1="13.459cm" svg:x2="7.086cm" svg:y2="16.458cm">
              <text:p/>
            </draw:line>
            <draw:line draw:style-name="gr1" draw:text-style-name="P1" draw:layer="layout" svg:x1="7.287cm" svg:y1="13.459cm" svg:x2="7.287cm" svg:y2="16.458cm">
              <text:p/>
            </draw:line>
            <draw:line draw:style-name="gr1" draw:text-style-name="P1" draw:layer="layout" svg:x1="7.385cm" svg:y1="13.459cm" svg:x2="7.385cm" svg:y2="16.458cm">
              <text:p/>
            </draw:line>
            <draw:line draw:style-name="gr1" draw:text-style-name="P1" draw:layer="layout" svg:x1="7.485cm" svg:y1="13.459cm" svg:x2="7.485cm" svg:y2="16.458cm">
              <text:p/>
            </draw:line>
            <draw:line draw:style-name="gr1" draw:text-style-name="P1" draw:layer="layout" svg:x1="7.587cm" svg:y1="13.459cm" svg:x2="7.587cm" svg:y2="16.458cm">
              <text:p/>
            </draw:line>
            <draw:line draw:style-name="gr1" draw:text-style-name="P1" draw:layer="layout" svg:x1="7.785cm" svg:y1="13.459cm" svg:x2="7.785cm" svg:y2="16.458cm">
              <text:p/>
            </draw:line>
            <draw:line draw:style-name="gr1" draw:text-style-name="P1" draw:layer="layout" svg:x1="7.885cm" svg:y1="13.459cm" svg:x2="7.885cm" svg:y2="16.458cm">
              <text:p/>
            </draw:line>
            <draw:line draw:style-name="gr1" draw:text-style-name="P1" draw:layer="layout" svg:x1="7.985cm" svg:y1="13.459cm" svg:x2="7.985cm" svg:y2="16.458cm">
              <text:p/>
            </draw:line>
            <draw:line draw:style-name="gr1" draw:text-style-name="P1" draw:layer="layout" svg:x1="8.088cm" svg:y1="13.459cm" svg:x2="8.088cm" svg:y2="16.458cm">
              <text:p/>
            </draw:line>
            <draw:line draw:style-name="gr1" draw:text-style-name="P1" draw:layer="layout" svg:x1="8.289cm" svg:y1="13.459cm" svg:x2="8.289cm" svg:y2="16.458cm">
              <text:p/>
            </draw:line>
            <draw:line draw:style-name="gr1" draw:text-style-name="P1" draw:layer="layout" svg:x1="8.386cm" svg:y1="13.459cm" svg:x2="8.386cm" svg:y2="16.458cm">
              <text:p/>
            </draw:line>
            <draw:line draw:style-name="gr1" draw:text-style-name="P1" draw:layer="layout" svg:x1="8.485cm" svg:y1="13.459cm" svg:x2="8.485cm" svg:y2="16.458cm">
              <text:p/>
            </draw:line>
            <draw:line draw:style-name="gr1" draw:text-style-name="P1" draw:layer="layout" svg:x1="8.587cm" svg:y1="13.459cm" svg:x2="8.587cm" svg:y2="16.458cm">
              <text:p/>
            </draw:line>
            <draw:line draw:style-name="gr1" draw:text-style-name="P1" draw:layer="layout" svg:x1="8.785cm" svg:y1="13.459cm" svg:x2="8.785cm" svg:y2="16.458cm">
              <text:p/>
            </draw:line>
            <draw:line draw:style-name="gr1" draw:text-style-name="P1" draw:layer="layout" svg:x1="8.887cm" svg:y1="13.459cm" svg:x2="8.887cm" svg:y2="16.458cm">
              <text:p/>
            </draw:line>
            <draw:line draw:style-name="gr1" draw:text-style-name="P1" draw:layer="layout" svg:x1="8.985cm" svg:y1="13.459cm" svg:x2="8.985cm" svg:y2="16.458cm">
              <text:p/>
            </draw:line>
            <draw:line draw:style-name="gr1" draw:text-style-name="P1" draw:layer="layout" svg:x1="9.088cm" svg:y1="13.459cm" svg:x2="9.088cm" svg:y2="16.458cm">
              <text:p/>
            </draw:line>
            <draw:line draw:style-name="gr1" draw:text-style-name="P1" draw:layer="layout" svg:x1="9.285cm" svg:y1="13.459cm" svg:x2="9.285cm" svg:y2="16.458cm">
              <text:p/>
            </draw:line>
            <draw:line draw:style-name="gr1" draw:text-style-name="P1" draw:layer="layout" svg:x1="9.387cm" svg:y1="13.459cm" svg:x2="9.387cm" svg:y2="16.458cm">
              <text:p/>
            </draw:line>
            <draw:line draw:style-name="gr1" draw:text-style-name="P1" draw:layer="layout" svg:x1="9.485cm" svg:y1="13.459cm" svg:x2="9.485cm" svg:y2="16.458cm">
              <text:p/>
            </draw:line>
            <draw:line draw:style-name="gr1" draw:text-style-name="P1" draw:layer="layout" svg:x1="9.589cm" svg:y1="13.459cm" svg:x2="9.589cm" svg:y2="16.458cm">
              <text:p/>
            </draw:line>
            <draw:line draw:style-name="gr1" draw:text-style-name="P1" draw:layer="layout" svg:x1="9.785cm" svg:y1="13.459cm" svg:x2="9.785cm" svg:y2="16.458cm">
              <text:p/>
            </draw:line>
            <draw:line draw:style-name="gr1" draw:text-style-name="P1" draw:layer="layout" svg:x1="9.887cm" svg:y1="13.459cm" svg:x2="9.887cm" svg:y2="16.458cm">
              <text:p/>
            </draw:line>
            <draw:line draw:style-name="gr1" draw:text-style-name="P1" draw:layer="layout" svg:x1="9.985cm" svg:y1="13.459cm" svg:x2="9.985cm" svg:y2="16.458cm">
              <text:p/>
            </draw:line>
            <draw:line draw:style-name="gr1" draw:text-style-name="P1" draw:layer="layout" svg:x1="10.085cm" svg:y1="13.459cm" svg:x2="10.085cm" svg:y2="16.458cm">
              <text:p/>
            </draw:line>
            <draw:line draw:style-name="gr1" draw:text-style-name="P1" draw:layer="layout" svg:x1="10.285cm" svg:y1="13.459cm" svg:x2="10.285cm" svg:y2="16.458cm">
              <text:p/>
            </draw:line>
            <draw:line draw:style-name="gr1" draw:text-style-name="P1" draw:layer="layout" svg:x1="10.388cm" svg:y1="13.459cm" svg:x2="10.388cm" svg:y2="16.458cm">
              <text:p/>
            </draw:line>
            <draw:line draw:style-name="gr1" draw:text-style-name="P1" draw:layer="layout" svg:x1="10.485cm" svg:y1="13.459cm" svg:x2="10.485cm" svg:y2="16.458cm">
              <text:p/>
            </draw:line>
            <draw:line draw:style-name="gr1" draw:text-style-name="P1" draw:layer="layout" svg:x1="10.585cm" svg:y1="13.459cm" svg:x2="10.585cm" svg:y2="16.458cm">
              <text:p/>
            </draw:line>
            <draw:line draw:style-name="gr1" draw:text-style-name="P1" draw:layer="layout" svg:x1="10.784cm" svg:y1="13.459cm" svg:x2="10.784cm" svg:y2="16.458cm">
              <text:p/>
            </draw:line>
            <draw:line draw:style-name="gr1" draw:text-style-name="P1" draw:layer="layout" svg:x1="10.889cm" svg:y1="13.459cm" svg:x2="10.889cm" svg:y2="16.458cm">
              <text:p/>
            </draw:line>
            <draw:line draw:style-name="gr1" draw:text-style-name="P1" draw:layer="layout" svg:x1="10.986cm" svg:y1="13.459cm" svg:x2="10.986cm" svg:y2="16.458cm">
              <text:p/>
            </draw:line>
            <draw:line draw:style-name="gr1" draw:text-style-name="P1" draw:layer="layout" svg:x1="11.085cm" svg:y1="13.459cm" svg:x2="11.085cm" svg:y2="16.458cm">
              <text:p/>
            </draw:line>
            <draw:line draw:style-name="gr1" draw:text-style-name="P1" draw:layer="layout" svg:x1="11.285cm" svg:y1="13.459cm" svg:x2="11.285cm" svg:y2="16.458cm">
              <text:p/>
            </draw:line>
            <draw:line draw:style-name="gr1" draw:text-style-name="P1" draw:layer="layout" svg:x1="11.385cm" svg:y1="13.459cm" svg:x2="11.385cm" svg:y2="16.458cm">
              <text:p/>
            </draw:line>
            <draw:line draw:style-name="gr1" draw:text-style-name="P1" draw:layer="layout" svg:x1="11.487cm" svg:y1="13.459cm" svg:x2="11.487cm" svg:y2="16.458cm">
              <text:p/>
            </draw:line>
            <draw:line draw:style-name="gr1" draw:text-style-name="P1" draw:layer="layout" svg:x1="11.585cm" svg:y1="13.459cm" svg:x2="11.585cm" svg:y2="16.458cm">
              <text:p/>
            </draw:line>
            <draw:line draw:style-name="gr1" draw:text-style-name="P1" draw:layer="layout" svg:x1="11.785cm" svg:y1="13.459cm" svg:x2="11.785cm" svg:y2="16.458cm">
              <text:p/>
            </draw:line>
            <draw:line draw:style-name="gr1" draw:text-style-name="P1" draw:layer="layout" svg:x1="11.885cm" svg:y1="13.459cm" svg:x2="11.885cm" svg:y2="16.458cm">
              <text:p/>
            </draw:line>
            <draw:line draw:style-name="gr1" draw:text-style-name="P1" draw:layer="layout" svg:x1="11.986cm" svg:y1="13.459cm" svg:x2="11.986cm" svg:y2="16.458cm">
              <text:p/>
            </draw:line>
            <draw:line draw:style-name="gr1" draw:text-style-name="P1" draw:layer="layout" svg:x1="12.085cm" svg:y1="13.459cm" svg:x2="12.085cm" svg:y2="16.458cm">
              <text:p/>
            </draw:line>
            <draw:line draw:style-name="gr1" draw:text-style-name="P1" draw:layer="layout" svg:x1="12.286cm" svg:y1="13.459cm" svg:x2="12.286cm" svg:y2="16.458cm">
              <text:p/>
            </draw:line>
            <draw:line draw:style-name="gr1" draw:text-style-name="P1" draw:layer="layout" svg:x1="12.385cm" svg:y1="13.459cm" svg:x2="12.385cm" svg:y2="16.458cm">
              <text:p/>
            </draw:line>
            <draw:line draw:style-name="gr1" draw:text-style-name="P1" draw:layer="layout" svg:x1="12.487cm" svg:y1="13.459cm" svg:x2="12.487cm" svg:y2="16.458cm">
              <text:p/>
            </draw:line>
            <draw:line draw:style-name="gr1" draw:text-style-name="P1" draw:layer="layout" svg:x1="12.585cm" svg:y1="13.459cm" svg:x2="12.585cm" svg:y2="16.458cm">
              <text:p/>
            </draw:line>
            <draw:line draw:style-name="gr1" draw:text-style-name="P1" draw:layer="layout" svg:x1="12.787cm" svg:y1="13.459cm" svg:x2="12.787cm" svg:y2="16.458cm">
              <text:p/>
            </draw:line>
            <draw:line draw:style-name="gr1" draw:text-style-name="P1" draw:layer="layout" svg:x1="12.885cm" svg:y1="13.459cm" svg:x2="12.885cm" svg:y2="16.458cm">
              <text:p/>
            </draw:line>
            <draw:line draw:style-name="gr1" draw:text-style-name="P1" draw:layer="layout" svg:x1="12.988cm" svg:y1="13.459cm" svg:x2="12.988cm" svg:y2="16.458cm">
              <text:p/>
            </draw:line>
            <draw:line draw:style-name="gr1" draw:text-style-name="P1" draw:layer="layout" svg:x1="13.085cm" svg:y1="13.459cm" svg:x2="13.085cm" svg:y2="16.458cm">
              <text:p/>
            </draw:line>
            <draw:line draw:style-name="gr1" draw:text-style-name="P1" draw:layer="layout" svg:x1="13.286cm" svg:y1="13.459cm" svg:x2="13.286cm" svg:y2="16.458cm">
              <text:p/>
            </draw:line>
            <draw:line draw:style-name="gr1" draw:text-style-name="P1" draw:layer="layout" svg:x1="13.385cm" svg:y1="13.459cm" svg:x2="13.385cm" svg:y2="16.458cm">
              <text:p/>
            </draw:line>
            <draw:line draw:style-name="gr1" draw:text-style-name="P1" draw:layer="layout" svg:x1="13.489cm" svg:y1="13.459cm" svg:x2="13.489cm" svg:y2="16.458cm">
              <text:p/>
            </draw:line>
            <draw:line draw:style-name="gr1" draw:text-style-name="P1" draw:layer="layout" svg:x1="13.586cm" svg:y1="13.459cm" svg:x2="13.586cm" svg:y2="16.458cm">
              <text:p/>
            </draw:line>
            <draw:line draw:style-name="gr1" draw:text-style-name="P1" draw:layer="layout" svg:x1="13.787cm" svg:y1="13.459cm" svg:x2="13.787cm" svg:y2="16.458cm">
              <text:p/>
            </draw:line>
            <draw:line draw:style-name="gr1" draw:text-style-name="P1" draw:layer="layout" svg:x1="13.885cm" svg:y1="13.459cm" svg:x2="13.885cm" svg:y2="16.458cm">
              <text:p/>
            </draw:line>
            <draw:line draw:style-name="gr1" draw:text-style-name="P1" draw:layer="layout" svg:x1="13.985cm" svg:y1="13.459cm" svg:x2="13.985cm" svg:y2="16.458cm">
              <text:p/>
            </draw:line>
            <draw:line draw:style-name="gr1" draw:text-style-name="P1" draw:layer="layout" svg:x1="14.086cm" svg:y1="13.459cm" svg:x2="14.086cm" svg:y2="16.458cm">
              <text:p/>
            </draw:line>
            <draw:line draw:style-name="gr1" draw:text-style-name="P1" draw:layer="layout" svg:x1="14.288cm" svg:y1="13.459cm" svg:x2="14.288cm" svg:y2="16.458cm">
              <text:p/>
            </draw:line>
            <draw:line draw:style-name="gr1" draw:text-style-name="P1" draw:layer="layout" svg:x1="14.385cm" svg:y1="13.459cm" svg:x2="14.385cm" svg:y2="16.458cm">
              <text:p/>
            </draw:line>
            <draw:line draw:style-name="gr1" draw:text-style-name="P1" draw:layer="layout" svg:x1="14.485cm" svg:y1="13.459cm" svg:x2="14.485cm" svg:y2="16.458cm">
              <text:p/>
            </draw:line>
            <draw:line draw:style-name="gr1" draw:text-style-name="P1" draw:layer="layout" svg:x1="14.586cm" svg:y1="13.459cm" svg:x2="14.586cm" svg:y2="16.458cm">
              <text:p/>
            </draw:line>
            <draw:line draw:style-name="gr1" draw:text-style-name="P1" draw:layer="layout" svg:x1="6.685cm" svg:y1="13.561cm" svg:x2="14.684cm" svg:y2="13.561cm">
              <text:p/>
            </draw:line>
            <draw:line draw:style-name="gr1" draw:text-style-name="P1" draw:layer="layout" svg:x1="6.685cm" svg:y1="13.658cm" svg:x2="14.684cm" svg:y2="13.658cm">
              <text:p/>
            </draw:line>
            <draw:line draw:style-name="gr1" draw:text-style-name="P1" draw:layer="layout" svg:x1="6.685cm" svg:y1="13.759cm" svg:x2="14.684cm" svg:y2="13.759cm">
              <text:p/>
            </draw:line>
            <draw:line draw:style-name="gr1" draw:text-style-name="P1" draw:layer="layout" svg:x1="6.685cm" svg:y1="13.859cm" svg:x2="14.684cm" svg:y2="13.859cm">
              <text:p/>
            </draw:line>
            <draw:line draw:style-name="gr1" draw:text-style-name="P1" draw:layer="layout" svg:x1="6.685cm" svg:y1="14.06cm" svg:x2="14.684cm" svg:y2="14.06cm">
              <text:p/>
            </draw:line>
            <draw:line draw:style-name="gr1" draw:text-style-name="P1" draw:layer="layout" svg:x1="6.685cm" svg:y1="14.159cm" svg:x2="14.684cm" svg:y2="14.159cm">
              <text:p/>
            </draw:line>
            <draw:line draw:style-name="gr1" draw:text-style-name="P1" draw:layer="layout" svg:x1="6.685cm" svg:y1="14.263cm" svg:x2="14.684cm" svg:y2="14.263cm">
              <text:p/>
            </draw:line>
            <draw:line draw:style-name="gr1" draw:text-style-name="P1" draw:layer="layout" svg:x1="6.685cm" svg:y1="14.36cm" svg:x2="14.684cm" svg:y2="14.36cm">
              <text:p/>
            </draw:line>
            <draw:line draw:style-name="gr1" draw:text-style-name="P1" draw:layer="layout" svg:x1="6.685cm" svg:y1="14.561cm" svg:x2="14.684cm" svg:y2="14.561cm">
              <text:p/>
            </draw:line>
            <draw:line draw:style-name="gr1" draw:text-style-name="P1" draw:layer="layout" svg:x1="6.685cm" svg:y1="14.658cm" svg:x2="14.684cm" svg:y2="14.658cm">
              <text:p/>
            </draw:line>
            <draw:line draw:style-name="gr1" draw:text-style-name="P1" draw:layer="layout" svg:x1="6.685cm" svg:y1="14.759cm" svg:x2="14.684cm" svg:y2="14.759cm">
              <text:p/>
            </draw:line>
            <draw:line draw:style-name="gr1" draw:text-style-name="P1" draw:layer="layout" svg:x1="6.685cm" svg:y1="14.861cm" svg:x2="14.684cm" svg:y2="14.861cm">
              <text:p/>
            </draw:line>
            <draw:line draw:style-name="gr1" draw:text-style-name="P1" draw:layer="layout" svg:x1="6.685cm" svg:y1="15.062cm" svg:x2="14.684cm" svg:y2="15.062cm">
              <text:p/>
            </draw:line>
            <draw:line draw:style-name="gr1" draw:text-style-name="P1" draw:layer="layout" svg:x1="6.685cm" svg:y1="15.159cm" svg:x2="14.684cm" svg:y2="15.159cm">
              <text:p/>
            </draw:line>
            <draw:line draw:style-name="gr1" draw:text-style-name="P1" draw:layer="layout" svg:x1="6.685cm" svg:y1="15.258cm" svg:x2="14.684cm" svg:y2="15.258cm">
              <text:p/>
            </draw:line>
            <draw:line draw:style-name="gr1" draw:text-style-name="P1" draw:layer="layout" svg:x1="6.685cm" svg:y1="15.36cm" svg:x2="14.684cm" svg:y2="15.36cm">
              <text:p/>
            </draw:line>
            <draw:line draw:style-name="gr1" draw:text-style-name="P1" draw:layer="layout" svg:x1="6.685cm" svg:y1="15.563cm" svg:x2="14.684cm" svg:y2="15.563cm">
              <text:p/>
            </draw:line>
            <draw:line draw:style-name="gr1" draw:text-style-name="P1" draw:layer="layout" svg:x1="6.685cm" svg:y1="15.66cm" svg:x2="14.684cm" svg:y2="15.66cm">
              <text:p/>
            </draw:line>
            <draw:line draw:style-name="gr1" draw:text-style-name="P1" draw:layer="layout" svg:x1="6.685cm" svg:y1="15.758cm" svg:x2="14.684cm" svg:y2="15.758cm">
              <text:p/>
            </draw:line>
            <draw:line draw:style-name="gr1" draw:text-style-name="P1" draw:layer="layout" svg:x1="6.685cm" svg:y1="15.861cm" svg:x2="14.684cm" svg:y2="15.861cm">
              <text:p/>
            </draw:line>
            <draw:line draw:style-name="gr1" draw:text-style-name="P1" draw:layer="layout" svg:x1="6.685cm" svg:y1="16.059cm" svg:x2="14.684cm" svg:y2="16.059cm">
              <text:p/>
            </draw:line>
            <draw:line draw:style-name="gr1" draw:text-style-name="P1" draw:layer="layout" svg:x1="6.685cm" svg:y1="16.161cm" svg:x2="14.684cm" svg:y2="16.161cm">
              <text:p/>
            </draw:line>
            <draw:line draw:style-name="gr1" draw:text-style-name="P1" draw:layer="layout" svg:x1="6.685cm" svg:y1="16.258cm" svg:x2="14.684cm" svg:y2="16.258cm">
              <text:p/>
            </draw:line>
            <draw:line draw:style-name="gr1" draw:text-style-name="P1" draw:layer="layout" svg:x1="6.685cm" svg:y1="16.362cm" svg:x2="14.684cm" svg:y2="16.362cm">
              <text:p/>
            </draw:line>
            <draw:line draw:style-name="gr2" draw:text-style-name="P1" draw:layer="layout" svg:x1="7.185cm" svg:y1="13.459cm" svg:x2="7.185cm" svg:y2="16.458cm">
              <text:p/>
            </draw:line>
            <draw:line draw:style-name="gr2" draw:text-style-name="P1" draw:layer="layout" svg:x1="8.185cm" svg:y1="13.459cm" svg:x2="8.185cm" svg:y2="16.458cm">
              <text:p/>
            </draw:line>
            <draw:line draw:style-name="gr2" draw:text-style-name="P1" draw:layer="layout" svg:x1="9.185cm" svg:y1="13.459cm" svg:x2="9.185cm" svg:y2="16.458cm">
              <text:p/>
            </draw:line>
            <draw:line draw:style-name="gr2" draw:text-style-name="P1" draw:layer="layout" svg:x1="10.187cm" svg:y1="13.459cm" svg:x2="10.187cm" svg:y2="16.458cm">
              <text:p/>
            </draw:line>
            <draw:line draw:style-name="gr2" draw:text-style-name="P1" draw:layer="layout" svg:x1="11.187cm" svg:y1="13.459cm" svg:x2="11.187cm" svg:y2="16.458cm">
              <text:p/>
            </draw:line>
            <draw:line draw:style-name="gr2" draw:text-style-name="P1" draw:layer="layout" svg:x1="12.189cm" svg:y1="13.459cm" svg:x2="12.189cm" svg:y2="16.458cm">
              <text:p/>
            </draw:line>
            <draw:line draw:style-name="gr2" draw:text-style-name="P1" draw:layer="layout" svg:x1="13.185cm" svg:y1="13.459cm" svg:x2="13.185cm" svg:y2="16.458cm">
              <text:p/>
            </draw:line>
            <draw:line draw:style-name="gr2" draw:text-style-name="P1" draw:layer="layout" svg:x1="14.185cm" svg:y1="13.459cm" svg:x2="14.185cm" svg:y2="16.458cm">
              <text:p/>
            </draw:line>
            <draw:line draw:style-name="gr2" draw:text-style-name="P1" draw:layer="layout" svg:x1="6.685cm" svg:y1="13.958cm" svg:x2="14.684cm" svg:y2="13.958cm">
              <text:p/>
            </draw:line>
            <draw:line draw:style-name="gr2" draw:text-style-name="P1" draw:layer="layout" svg:x1="6.685cm" svg:y1="14.958cm" svg:x2="14.684cm" svg:y2="14.958cm">
              <text:p/>
            </draw:line>
            <draw:line draw:style-name="gr2" draw:text-style-name="P1" draw:layer="layout" svg:x1="6.685cm" svg:y1="15.958cm" svg:x2="14.684cm" svg:y2="15.958cm">
              <text:p/>
            </draw:line>
            <draw:line draw:style-name="gr3" draw:text-style-name="P1" draw:layer="layout" svg:x1="6.685cm" svg:y1="13.459cm" svg:x2="6.685cm" svg:y2="16.458cm">
              <text:p/>
            </draw:line>
            <draw:line draw:style-name="gr3" draw:text-style-name="P1" draw:layer="layout" svg:x1="7.685cm" svg:y1="13.459cm" svg:x2="7.685cm" svg:y2="16.458cm">
              <text:p/>
            </draw:line>
            <draw:line draw:style-name="gr3" draw:text-style-name="P1" draw:layer="layout" svg:x1="8.685cm" svg:y1="13.459cm" svg:x2="8.685cm" svg:y2="16.458cm">
              <text:p/>
            </draw:line>
            <draw:line draw:style-name="gr3" draw:text-style-name="P1" draw:layer="layout" svg:x1="9.686cm" svg:y1="13.459cm" svg:x2="9.686cm" svg:y2="16.458cm">
              <text:p/>
            </draw:line>
            <draw:line draw:style-name="gr3" draw:text-style-name="P1" draw:layer="layout" svg:x1="10.687cm" svg:y1="13.459cm" svg:x2="10.687cm" svg:y2="16.458cm">
              <text:p/>
            </draw:line>
            <draw:line draw:style-name="gr3" draw:text-style-name="P1" draw:layer="layout" svg:x1="11.688cm" svg:y1="13.459cm" svg:x2="11.688cm" svg:y2="16.458cm">
              <text:p/>
            </draw:line>
            <draw:line draw:style-name="gr3" draw:text-style-name="P1" draw:layer="layout" svg:x1="12.685cm" svg:y1="13.459cm" svg:x2="12.685cm" svg:y2="16.458cm">
              <text:p/>
            </draw:line>
            <draw:line draw:style-name="gr3" draw:text-style-name="P1" draw:layer="layout" svg:x1="13.685cm" svg:y1="13.459cm" svg:x2="13.685cm" svg:y2="16.458cm">
              <text:p/>
            </draw:line>
            <draw:line draw:style-name="gr3" draw:text-style-name="P1" draw:layer="layout" svg:x1="6.685cm" svg:y1="13.459cm" svg:x2="14.684cm" svg:y2="13.459cm">
              <text:p/>
            </draw:line>
            <draw:line draw:style-name="gr3" draw:text-style-name="P1" draw:layer="layout" svg:x1="6.685cm" svg:y1="14.458cm" svg:x2="14.684cm" svg:y2="14.458cm">
              <text:p/>
            </draw:line>
            <draw:line draw:style-name="gr3" draw:text-style-name="P1" draw:layer="layout" svg:x1="6.685cm" svg:y1="15.458cm" svg:x2="14.684cm" svg:y2="15.458cm">
              <text:p/>
            </draw:line>
            <draw:line draw:style-name="gr3" draw:text-style-name="P1" draw:layer="layout" svg:x1="14.685cm" svg:y1="13.459cm" svg:x2="14.685cm" svg:y2="16.458cm">
              <text:p/>
            </draw:line>
            <draw:line draw:style-name="gr3" draw:text-style-name="P1" draw:layer="layout" svg:x1="6.685cm" svg:y1="16.459cm" svg:x2="14.684cm" svg:y2="16.459cm">
              <text:p/>
            </draw:line>
          </draw:g>
          <draw:custom-shape draw:style-name="gr4" draw:text-style-name="P2" draw:layer="layout" svg:width="3.001cm" svg:height="2.003cm" svg:x="7.185cm" svg:y="13.95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303cm" svg:height="1.703cm" svg:x="11.686cm" svg:y="13.95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48:32.979262467</meta:creation-date>
    <dc:date>2018-03-16T15:48:48.363709761</dc:date>
    <meta:editing-duration>PT15S</meta:editing-duration>
    <meta:editing-cycles>1</meta:editing-cycles>
    <meta:document-statistic meta:object-count="116"/>
    <meta:generator>LibreOffice/6.0.0.3$MacOSX_X86_64 LibreOffice_project/64a0f66915f38c6217de274f0aa8e15618924765</meta:generator>
  </office:meta>
</office:document-meta>
</file>